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udul Buku: CPP Lanjutan: Pemahaman Mendalam dan Pengembangan Lanjutan dalam Pemrograman C++</text:p>
      <text:p text:style-name="Standard"/>
      <text:p text:style-name="Standard">Pendahuluan:</text:p>
      <text:p text:style-name="Standard">- Mengapa Membutuhkan Pemahaman Mendalam dalam Pemrograman C++</text:p>
      <text:p text:style-name="Standard">- Mengenal Fitur-Fitur Lanjutan C++ untuk Pengembangan Lebih Lanjut</text:p>
      <text:p text:style-name="Standard"/>
      <text:p text:style-name="Standard">Bab 1: Generic Programming</text:p>
      <text:p text:style-name="Standard">1.1 Pengenalan Generic Programming</text:p>
      <text:p text:style-name="Standard">1.2 Template Functions dan Template Classes</text:p>
      <text:p text:style-name="Standard">1.3 Spesialisasi Template dan Partial Template Specialization</text:p>
      <text:p text:style-name="Standard">1.4 Penggunaan Konsep-Konsep Pemrograman Generik</text:p>
      <text:p text:style-name="Standard">1.5 Studi Kasus: Implementasi Generic Data Structure</text:p>
      <text:p text:style-name="Standard"/>
      <text:p text:style-name="Standard">Bab 2: Metaprogramming</text:p>
      <text:p text:style-name="Standard">2.1 Pengenalan Metaprogramming</text:p>
      <text:p text:style-name="Standard">2.2 Metaprogramming dengan Template</text:p>
      <text:p text:style-name="Standard">2.3 Penggunaan SFINAE (Substitution Failure Is Not An Error)</text:p>
      <text:p text:style-name="Standard">2.4 Variadic Templates dan Fold Expressions</text:p>
      <text:p text:style-name="Standard">2.5 Studi Kasus: Metaprogramming untuk Compile-Time Computation</text:p>
      <text:p text:style-name="Standard"/>
      <text:p text:style-name="Standard">Bab 3: Concurrency dan Multithreading</text:p>
      <text:p text:style-name="Standard">3.1 Pemrograman Paralel dan Multithreading</text:p>
      <text:p text:style-name="Standard">3.2 Penggunaan Thread dan Mutex</text:p>
      <text:p text:style-name="Standard">3.3 Synchronization Primitives: Condition Variables dan Semaphores</text:p>
      <text:p text:style-name="Standard">3.4 Atomic Operations dan Lock-Free Programming</text:p>
      <text:p text:style-name="Standard">3.5 Studi Kasus: Implementasi Concurrent Data Structure</text:p>
      <text:p text:style-name="Standard"/>
      <text:p text:style-name="Standard">Bab 4: Advanced Object-Oriented Programming</text:p>
      <text:p text:style-name="Standard">4.1 Pewarisan dan Polimorfisme Lanjutan</text:p>
      <text:p text:style-name="Standard">4.2 Virtual Functions dan Abstract Classes</text:p>
      <text:p text:style-name="Standard">4.3 Multiple Inheritance dan Virtual Inheritance</text:p>
      <text:p text:style-name="Standard">4.4 Penggunaan Mixins dan CRTP (Curiously Recurring Template Pattern)</text:p>
      <text:p text:style-name="Standard">4.5 Studi Kasus: Desain Objek-Oriented yang Fleksibel dan Diperluas</text:p>
      <text:p text:style-name="Standard"/>
      <text:p text:style-name="Standard">Bab 5: Exception Handling dan Error Handling</text:p>
      <text:p text:style-name="Standard">5.1 Pemahaman Lebih Mendalam tentang Exception Handling</text:p>
      <text:p text:style-name="Standard">5.2 Membuat Eksepsi Kustom dan Exception Hierarchies</text:p>
      <text:p text:style-name="Standard">5.3 Penggunaan RAII (Resource Acquisition Is Initialization)</text:p>
      <text:p text:style-name="Standard">5.4 Error Handling Alternatif: Error Codes dan Error Objects</text:p>
      <text:p text:style-name="Standard">5.5 Studi Kasus: Menangani Error dan Eksepsi dengan Elegan</text:p>
      <text:p text:style-name="Standard"/>
      <text:p text:style-name="Standard">Bab 6: Performance Optimization</text:p>
      <text:p text:style-name="Standard">6.1 Profiling dan Identifikasi Bottleneck</text:p>
      <text:p text:style-name="Standard">6.2 Memahami Memory Management dan Penggunaan Smart Pointers</text:p>
      <text:p text:style-name="Standard">6.3 Move Semantics dan Perfect Forwarding</text:p>
      <text:p text:style-name="Standard">6.4 Pemahaman Lebih Mendalam tentang Copy dan Move Semantics</text:p>
      <text:p text:style-name="Standard">6.5 Studi Kasus: Optimasi Kinerja dengan Meminimalkan Overhead</text:p>
      <text:p text:style-name="Standard"/>
      <text:p text:style-name="Standard"><text:soft-page-break/>Bab 7: Library dan Framework Eksternal</text:p>
      <text:p text:style-name="Standard">7.1 Menggunakan Library dan Framework Eksternal dalam Proyek C++</text:p>
      <text:p text:style-name="Standard">7.2 Pengenalan Library Populer seperti Boost dan Qt</text:p>
      <text:p text:style-name="Standard">7.3 Integrasi dengan API Eksternal dan Pustaka Dinamis</text:p>
      <text:p text:style-name="Standard">7.4 Pemahaman Mendalam tentang Pustaka Standar C++</text:p>
      <text:p text:style-name="Standard">7.5 Studi Kasus: Menggunakan Pustaka Eksternal dalam Proyek C++</text:p>
      <text:p text:style-name="Standard"/>
      <text:p text:style-name="Standard">Kesimpulan:</text:p>
      <text:p text:style-name="Standard">- Mengapa Pemahaman Mendalam Penting dalam Pemrograman C++</text:p>
      <text:p text:style-name="Standard">- Tantangan dan Peluang dalam Mengembangkan Proyek C++ yang Lebih Lanjut</text:p>
      <text:p text:style-name="Standard"/>
      <text:p text:style-name="Standard">Daftar Pustaka:</text:p>
      <text:p text:style-name="Standard">1. Scott Meyers, "Effective Modern C++"</text:p>
      <text:p text:style-name="Standard">2. Andrei Alexandrescu, "Modern C++ Design"</text:p>
      <text:p text:style-name="Standard">3. Bjarne Stroustrup, "The C++ Programming Language"</text:p>
      <text:p text:style-name="Standard"/>
      <text:p text:style-name="Standard"/>
      <text:p text:style-name="Standard">4. Nicolai M. Josuttis, "C++ Templates: The Complete Guide"</text:p>
      <text:p text:style-name="Standard">5. Nicolai M. Josuttis, "C++ Standard Library: A Tutorial and Reference"</text:p>
      <text:p text:style-name="Standard">6. Scott Meyers, "Effective STL"</text:p>
      <text:p text:style-name="Standard">7. Anthony Williams, "C++ Concurrency in Action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B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B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0:11:47.388830902</meta:creation-date>
    <dc:date>2023-06-11T10:13:41.990253422</dc:date>
    <meta:editing-duration>PT1M58S</meta:editing-duration>
    <meta:editing-cycles>1</meta:editing-cycles>
    <meta:document-statistic meta:table-count="0" meta:image-count="0" meta:object-count="0" meta:page-count="2" meta:paragraph-count="57" meta:word-count="376" meta:character-count="2781" meta:non-whitespace-character-count="2462"/>
    <meta:generator>LibreOffice/7.2.7.2$Linux_X86_64 LibreOffice_project/20$Build-2</meta:generator>
  </office:meta>
</office:document-meta>
</file>